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miri" svg:font-family="Ami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utfit" svg:font-family="Outfit, sans-serif"/>
    <style:font-face style:name="arial" svg:font-family="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c9211e" loext:opacity="100%" style:font-name="Outfit" fo:font-size="12pt" fo:letter-spacing="normal" fo:font-style="normal" fo:font-weight="bold" style:font-weight-asian="bold" style:font-weight-complex="bold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c9211e" loext:opacity="100%" fo:letter-spacing="normal" fo:font-weight="bold" style:font-weight-asian="bold" style:font-weight-complex="bold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style:font-weight-asian="bold" style:font-weight-complex="bold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Outfit" fo:font-size="12pt" fo:letter-spacing="normal" fo:font-style="normal" fo:font-weight="bold" style:font-weight-asian="bold" style:font-weight-complex="bold" loext:padding="0cm" loext:border="none"/>
    </style:style>
    <style:style style:name="P5" style:family="paragraph" style:parent-style-name="Standard">
      <style:text-properties fo:color="#c9211e" loext:opacity="100%" fo:font-weight="bold" style:font-weight-asian="bold" style:font-weight-complex="bold"/>
    </style:style>
    <style:style style:name="T1" style:family="text">
      <style:text-properties style:font-name="Outfit" fo:font-size="12pt" fo:font-style="normal"/>
    </style:style>
    <style:style style:name="T2" style:family="text">
      <style:text-properties style:font-name="Outfit" fo:font-size="12pt" fo:font-style="normal" fo:font-weight="normal"/>
    </style:style>
    <style:style style:name="T3" style:family="text">
      <style:text-properties fo:color="#bdc1c6" loext:opacity="100%" style:font-name="arial" fo:font-size="10.5pt" fo:font-weight="normal"/>
    </style:style>
    <style:style style:name="T4" style:family="text">
      <style:text-properties fo:color="#bdc1c6" loext:opacity="100%" fo:font-size="10.5pt" fo:font-weight="normal"/>
    </style:style>
    <style:style style:name="T5" style:family="text">
      <style:text-properties fo:font-size="10.5pt"/>
    </style:style>
    <style:style style:name="T6" style:family="text">
      <style:text-properties fo:font-size="10.5pt" fo:font-weight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Outfit" fo:font-size="12pt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os’è ReactJS?</text:p>
      <text:p text:style-name="P3"><text:span text:style-name="T5">React è una libreria open-source, front-end, JavaScript per la creazione di interfacce utente</text:span> </text:p>
      <text:p text:style-name="P4"/>
      <text:p text:style-name="P1">2. ReactJS è un framework, non una libreria.</text:p>
      <text:p text:style-name="P4">Falso</text:p>
      <text:p text:style-name="P1"/>
      <text:p text:style-name="P2"><text:span text:style-name="T1">3. Il file package.json contiene…</text:span></text:p>
      <text:p text:style-name="P2">– <text:span text:style-name="T8">Molte informazioni utili, come ad esempio l’elenco di tutte le dipendenze richieste dall’applicazione</text:span></text:p>
      <text:p text:style-name="P2"><text:span text:style-name="T1"/></text:p>
      <text:p text:style-name="P1">4. create-react-app è l’unico modo possibile per creare un’applicazione React.</text:p>
      <text:p text:style-name="P4">Falso</text:p>
      <text:p text:style-name="P1"/>
      <text:p text:style-name="P1">5. Qual è il comando da lanciare nel terminale per creare una nuova create-react-app con nome “test”?</text:p>
      <text:p text:style-name="P2">– <text:span text:style-name="T8">npx create-react-app test</text:span></text:p>
      <text:p text:style-name="P2"><text:span text:style-name="T1"/></text:p>
      <text:p text:style-name="P2"><text:span text:style-name="T1">6. Cos’è un componente React?</text:span></text:p>
      <text:p text:style-name="P2">– <text:span text:style-name="T8">Un blocco di logica/contenuto riutilizzabile all’interno dell’applicazione</text:span></text:p>
      <text:p text:style-name="P2"><text:span text:style-name="T1"/></text:p>
      <text:p text:style-name="P1">7. Un componente React può venire creato in tre modi: come funzione, classe o <text:span text:style-name="T7">Falso</text:span></text:p>
      <text:p text:style-name="P1"/>
      <text:p text:style-name="P1">8. Le props sono frammenti di informazione assegnati all’invocazione di un componente React, utili al fine di rendere il componente dinamico e più riutilizzabile.</text:p>
      <text:p text:style-name="P4">Vero</text:p>
      <text:p text:style-name="P1"/>
      <text:p text:style-name="P1">9. Le props possono essere passate solamente da un componente genitore ad un componente figlio, non è possibile fare il contrario </text:p>
      <text:p text:style-name="P4">Vero</text:p>
      <text:p text:style-name="P1"/>
      <text:p text:style-name="P2"><text:span text:style-name="T1">10. Da dove possono venire recuperate le props all’interno di un componente React creato come classe?</text:span></text:p>
      <text:p text:style-name="P2">– <text:span text:style-name="T8">Possono essere recuperate all’interno dello oggetto ‘this’, dentro un sotto-oggetto chiamato ‘props’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gerian" svg:font-family="Algerian" style:font-family-generic="decorative" style:font-pitch="variable"/>
    <style:font-face style:name="Amiri" svg:font-family="Ami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utfit" svg:font-family="Outfit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7T14:19:28.162000000</meta:creation-date>
    <dc:date>2024-03-07T14:24:13.197000000</dc:date>
    <meta:editing-duration>PT4M45S</meta:editing-duration>
    <meta:editing-cycles>1</meta:editing-cycles>
    <meta:document-statistic meta:table-count="0" meta:image-count="0" meta:object-count="0" meta:page-count="1" meta:paragraph-count="19" meta:word-count="176" meta:character-count="1198" meta:non-whitespace-character-count="1035"/>
    <meta:generator>LibreOffice/7.3.0.3$Windows_X86_64 LibreOffice_project/0f246aa12d0eee4a0f7adcefbf7c878fc2238db3</meta:generator>
  </office:meta>
</office:document-meta>
</file>